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2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100" calcext:value-type="float">
            <text:p>1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U220123456789</text:p>
          </table:table-cell>
          <table:table-cell table:style-name="ce30" office:value-type="float" office:value="2022001588" calcext:value-type="float">
            <text:p>2022001588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150" calcext:value-type="float">
            <text:p>15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V220123456789</text:p>
          </table:table-cell>
          <table:table-cell table:style-name="ce30" office:value-type="float" office:value="2022001568" calcext:value-type="float">
            <text:p>2022001568</text:p>
          </table:table-cell>
          <table:table-cell table:style-name="ce34" office:value-type="float" office:value="150" calcext:value-type="float">
            <text:p>15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200" calcext:value-type="float">
            <text:p>2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W220123456789</text:p>
          </table:table-cell>
          <table:table-cell table:style-name="ce30" office:value-type="float" office:value="2022001569" calcext:value-type="float">
            <text:p>2022001569</text:p>
          </table:table-cell>
          <table:table-cell table:style-name="ce34" office:value-type="float" office:value="200" calcext:value-type="float">
            <text:p>2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5">
          <table:table-cell table:style-name="ce30"/>
          <table:table-cell table:style-name="ce31"/>
          <table:table-cell table:style-name="ce30"/>
          <table:table-cell table:style-name="ce32"/>
          <table:table-cell table:style-name="ce31"/>
          <table:table-cell table:style-name="ce30"/>
          <table:table-cell table:style-name="ce34"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0"/>
          <table:table-cell table:style-name="ce41"/>
          <table:table-cell table:style-name="ce42" table:number-columns-repeated="1008"/>
        </table:table-row>
        <table:table-row table:style-name="ro3" table:number-rows-repeated="104856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08:24:52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4T10:55:22.224000000</dc:date>
    <meta:editing-duration>PT23H39M34S</meta:editing-duration>
    <meta:editing-cycles>105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